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1" style:family="text">
      <style:text-properties fo:font-size="22.00pt" fo:font-weight="normal" fo:font-family="ariel" style:font-family-asian="ariel" style:font-family-complex="ariel" fo:background-color="transparent" style:use-window-font-color="true"/>
    </style:style>
    <style:style style:name="T82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9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0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1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0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19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1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19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19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0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4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4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9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5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9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297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3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3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4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5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5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6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6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7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7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8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8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3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3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4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58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4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0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4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2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4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4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4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6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8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8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49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49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0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0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0" style:family="text">
      <style:text-properties fo:font-size="22.00pt" fo:font-weight="bold" fo:font-family="ariel" style:font-family-asian="ariel" style:font-family-complex="ariel" fo:background-color="transparent" style:use-window-font-color="true"/>
    </style:style>
    <style:style style:name="T51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1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1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2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2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3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3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4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4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5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5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6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7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74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5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76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7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78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79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2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83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8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8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8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9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9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9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9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59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59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0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0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0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0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0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0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1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1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1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1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1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1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2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2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2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5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26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7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28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29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30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31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32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T633" style:family="text">
      <style:text-properties fo:font-size="16.00pt" fo:font-weight="bold" fo:font-family="ariel" style:font-family-asian="ariel" style:font-family-complex="ariel" fo:background-color="transparent" style:use-window-font-color="true"/>
    </style:style>
    <style:style style:name="T634" style:family="text">
      <style:text-properties fo:font-size="16.00pt" fo:font-weight="normal" fo:font-family="ariel" style:font-family-asian="ariel" style:font-family-complex="arie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Operating System</text:span></text:p>
      <text:p text:style-name="P2"><text:span text:style-name="T2"/></text:p>
      <text:p text:style-name="P2"><text:span text:style-name="T2"/></text:p>
      <text:p text:style-name="P2"><text:span text:style-name="T3">*É um programa que gerencia o hardware do computador</text:span></text:p>
      <text:p text:style-name="P2"><text:span text:style-name="T3">*Tabem providencia uma base para<text:s/></text:span><text:span text:style-name="T4">Applications Programs</text:span><text:span text:style-name="T5"><text:s/>e age como intermediario entra o<text:s/></text:span><text:span text:style-name="T6">Computer Usuario</text:span><text:span text:style-name="T7"><text:s/>e<text:s/></text:span><text:span text:style-name="T8">Computer Hardware</text:span></text:p>
      <text:p text:style-name="P2"><text:span text:style-name="T9"/></text:p>
      <text:p text:style-name="P2"><text:span text:style-name="T10">*Temos 2 tipos de softwares<text:s text:c="2"/></text:span><text:span text:style-name="T11">Applications Softwares</text:span><text:span text:style-name="T12"><text:s/>e<text:s/></text:span><text:span text:style-name="T13">System Softwares</text:span></text:p>
      <text:p text:style-name="P2"><text:span text:style-name="T14">*</text:span><text:span text:style-name="T15">System Softwares</text:span><text:span text:style-name="T16"><text:s/>são utilizados para diretamente dar comandos para o<text:s/></text:span><text:span text:style-name="T17">Computer Hardware</text:span><text:span text:style-name="T18">.</text:span></text:p>
      <text:p text:style-name="P2"><text:span text:style-name="T18">*</text:span><text:span text:style-name="T19">Applications Programs</text:span><text:span text:style-name="T20"><text:s/>são os softwares utilizados para realizar uma tarefa especifica, e pode ser utilizado diretamente pelo usuario.</text:span></text:p>
      <text:p text:style-name="P2"><text:span text:style-name="T21"/></text:p>
      <text:p text:style-name="P2"><text:span text:style-name="T22">Tipos de sistemas operacionais</text:span></text:p>
      <text:p text:style-name="P2"><text:span text:style-name="T23">*Batch OS</text:span></text:p>
      <text:p text:style-name="P2"><text:span text:style-name="T23">*Time Sharing<text:s text:c="2"/>OS</text:span></text:p>
      <text:p text:style-name="P2"><text:span text:style-name="T23">*Distributed OS</text:span></text:p>
      <text:p text:style-name="P2"><text:span text:style-name="T23">*Network OS</text:span></text:p>
      <text:p text:style-name="P2"><text:span text:style-name="T23">*Multi Programing/Processing/ Tasking OS</text:span></text:p>
      <text:p text:style-name="P2"><text:span text:style-name="T23"><text:s/></text:span><text:span text:style-name="T24">Objetivos dos OS</text:span></text:p>
      <text:p text:style-name="P2"><text:span text:style-name="T25">*Conveciencia </text:span></text:p>
      <text:p text:style-name="P2"><text:span text:style-name="T25">*Eficiencia</text:span></text:p>
      <text:p text:style-name="P2"><text:span text:style-name="T25">*Ambos</text:span></text:p>
      <text:p text:style-name="P2"><text:span text:style-name="T26">Funçoes dos OS</text:span></text:p>
      <text:p text:style-name="P2"><text:span text:style-name="T27">*É uma interface entra o usuario e o hardware</text:span></text:p>
      <text:p text:style-name="P2"><text:span text:style-name="T27">*Alocação de recursos</text:span></text:p>
      <text:p text:style-name="P2"><text:span text:style-name="T27">*Gerenciamento de memoria, segurança, etc.</text:span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9">*No geral um computador moderno consiste em uma ou mais<text:s/></text:span><text:span text:style-name="T30">cpu</text:span><text:span text:style-name="T31">(central process unity) e um numero de<text:s/></text:span><text:span text:style-name="T32">device controllers</text:span><text:span text:style-name="T33"><text:s/>conectados por um<text:s/></text:span><text:span text:style-name="T34">bus</text:span><text:span text:style-name="T35"><text:s/>que providencia o acesso a<text:s/></text:span><text:span text:style-name="T36">memoria</text:span></text:p>
      <text:p text:style-name="P2"><text:span text:style-name="T37">*A<text:s/></text:span><text:span text:style-name="T38">CPU</text:span><text:span text:style-name="T39"><text:s/>é o cerebro do<text:s/></text:span><text:span text:style-name="T40">Computer System</text:span><text:span text:style-name="T41">, é onde todos os processos e contas são calculadas</text:span></text:p>
      <text:p text:style-name="P2"><text:span text:style-name="T41">*Cada<text:s/></text:span><text:span text:style-name="T42">device</text:span><text:span text:style-name="T43"><text:s/>como<text:s/></text:span><text:span text:style-name="T44">keyboard</text:span><text:span text:style-name="T45">,<text:s/></text:span><text:span text:style-name="T46">mouse</text:span><text:span text:style-name="T47">,<text:s/></text:span><text:span text:style-name="T48">monitor</text:span><text:span text:style-name="T49">,<text:s/></text:span><text:span text:style-name="T50">Hardisk</text:span><text:span text:style-name="T51"><text:s/>,</text:span><text:span text:style-name="T52">printer</text:span><text:span text:style-name="T53">… estão conectados a um<text:s/></text:span><text:span text:style-name="T54">controller</text:span><text:span text:style-name="T55">, e esses<text:s/></text:span><text:span text:style-name="T56">controllers</text:span><text:span text:style-name="T57"><text:s/>são responsaveis por ditar a maneiro como esses Hardwares funcionam.</text:span></text:p>
      <text:p text:style-name="P2"><text:span text:style-name="T57">* A<text:s/></text:span><text:span text:style-name="T58">CPU</text:span><text:span text:style-name="T59"><text:s/>junto com esses<text:s/></text:span><text:span text:style-name="T60">controllers</text:span><text:span text:style-name="T61"><text:s/>estão conectados por um mesmo<text:s/></text:span><text:span text:style-name="T62">bus</text:span><text:span text:style-name="T63">, e esse bus esta conectado a nossa memoria compartilhada</text:span></text:p>
      <text:p text:style-name="P2"><text:span text:style-name="T63">*Cada<text:s/></text:span><text:span text:style-name="T64">Device Controller</text:span><text:span text:style-name="T65"><text:s/>é responsavel por um tipo de<text:s/></text:span><text:span text:style-name="T66">device</text:span></text:p>
      <text:p text:style-name="P2"><text:span text:style-name="T67">*A<text:s/></text:span><text:span text:style-name="T68">CPU</text:span><text:span text:style-name="T69"><text:s/>e os<text:s/></text:span><text:span text:style-name="T70">Devices Controllers</text:span><text:span text:style-name="T71"><text:s/>podem ser executados ao mesmo tempo, podendo competir por<text:s/></text:span><text:span text:style-name="T72">memory cycles<text:s/></text:span><text:span text:style-name="T73">. Sempre que precisamos executar algo ela precisa ser colocada na nossa main memory(RAM)</text:span></text:p>
      <text:p text:style-name="P2"><text:span text:style-name="T73">*Para ter certeza do acesso organizado a<text:s/></text:span><text:span text:style-name="T74">Memoria Compartilhada</text:span><text:span text:style-name="T75"><text:s/>um<text:s/></text:span><text:span text:style-name="T76">Memory Controller</text:span><text:span text:style-name="T77"><text:s/>é necessario para sincronizar o acesso a memoria</text:span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8"/></text:p>
      <text:p text:style-name="P2"><text:span text:style-name="T79">Termos Importantes</text:span></text:p>
      <text:p text:style-name="P2"><text:span text:style-name="T80">1</text:span><text:span text:style-name="T81"><text:s/></text:span><text:span text:style-name="T82">Bootstrap Program</text:span></text:p>
      <text:p text:style-name="P2"><text:span text:style-name="T83">*O programa inicial que é executado quando a maquina é<text:s/></text:span><text:span text:style-name="T84">ligado</text:span><text:span text:style-name="T85"><text:s/>ou sofreu um<text:s/></text:span><text:span text:style-name="T86">reboot</text:span><text:span text:style-name="T87">.</text:span></text:p>
      <text:p text:style-name="P2"><text:span text:style-name="T87">*Ele é armazenado no<text:s/></text:span><text:span text:style-name="T88">ROM</text:span><text:span text:style-name="T89">.(Read Only Memory)</text:span></text:p>
      <text:p text:style-name="P2"><text:span text:style-name="T89">*Ele deve saber como iniciar o<text:s/></text:span><text:span text:style-name="T90">OS</text:span><text:span text:style-name="T91"><text:s/>e começar a executar o<text:s/></text:span><text:span text:style-name="T92">Sistema</text:span><text:span text:style-name="T93">.</text:span></text:p>
      <text:p text:style-name="P2"><text:span text:style-name="T93">*Ele deve alocar na<text:s/></text:span><text:span text:style-name="T94">memoria</text:span><text:span text:style-name="T95"><text:s/>o<text:s/></text:span><text:span text:style-name="T96">OS Kernel</text:span><text:span text:style-name="T97">.</text:span></text:p>
      <text:p text:style-name="P2"><text:span text:style-name="T98"/></text:p>
      <text:p text:style-name="P2"><text:span text:style-name="T99">2<text:s/></text:span><text:span text:style-name="T100">Interrupt</text:span></text:p>
      <text:p text:style-name="P2"><text:span text:style-name="T101">*A ocorrencia de um<text:s/></text:span><text:span text:style-name="T102">evento</text:span><text:span text:style-name="T103"><text:s/>é normalmente sinalizada por um<text:s/></text:span><text:span text:style-name="T104">Interrupt</text:span><text:span text:style-name="T105"><text:s/>do<text:s/></text:span><text:span text:style-name="T106">Hardware</text:span><text:span text:style-name="T107"><text:s/>ou<text:s/></text:span><text:span text:style-name="T108">Software</text:span></text:p>
      <text:p text:style-name="P2"><text:span text:style-name="T109">*</text:span><text:span text:style-name="T110">Hardware</text:span><text:span text:style-name="T111"><text:s/>pode ativar um<text:s/></text:span><text:span text:style-name="T112">Interrupt</text:span><text:span text:style-name="T113"><text:s/>a qualquer hora mandando um sinal para a<text:s/></text:span><text:span text:style-name="T114">CPU</text:span><text:span text:style-name="T115">, normalmente pelo caminho do<text:s/></text:span><text:span text:style-name="T116">bus do sistema</text:span></text:p>
      <text:p text:style-name="P2"><text:span text:style-name="T117"/></text:p>
      <text:p text:style-name="P2"><text:span text:style-name="T118">3<text:s/></text:span><text:span text:style-name="T119">System Call (Monitor Call)</text:span></text:p>
      <text:p text:style-name="P2"><text:span text:style-name="T120">*O<text:s/></text:span><text:span text:style-name="T121">software</text:span><text:span text:style-name="T122"><text:s/>pode ativar o<text:s/></text:span><text:span text:style-name="T123">Interrupt</text:span><text:span text:style-name="T124"><text:s/>exeuctando uma operação especial chamada<text:s/></text:span><text:span text:style-name="T125">System Call</text:span></text:p>
      <text:p text:style-name="P2"><text:span text:style-name="T126">*Quando a<text:s/></text:span><text:span text:style-name="T127">CPU</text:span><text:span text:style-name="T128"><text:s/>é interrompida ele para tudo que esta faznedo e tranferi a execução para um<text:s/></text:span><text:span text:style-name="T129">local fixo</text:span><text:span text:style-name="T130">. O local fixo normalmente contem o<text:s text:c="2"/>primeiro<text:s/></text:span><text:span text:style-name="T131">endereço</text:span><text:span text:style-name="T132"><text:s/>onde o<text:s/></text:span><text:span text:style-name="T133">Service Routine</text:span><text:span text:style-name="T134"><text:s/>do interrupt esta localizada</text:span></text:p>
      <text:p text:style-name="P2"><text:span text:style-name="T134">*O<text:s/></text:span><text:span text:style-name="T135">Service Routine</text:span><text:span text:style-name="T136"><text:s/>do interrupt então é executado. Quando for finalizado a<text:s/></text:span><text:span text:style-name="T137">CPU</text:span><text:span text:style-name="T138"><text:s/>volta a realizar as<text:s/></text:span><text:span text:style-name="T139">tarefas</text:span><text:span text:style-name="T140"><text:s/>que foram interrompidas</text:span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1"/></text:p>
      <text:p text:style-name="P2"><text:span text:style-name="T142">Storage Struct</text:span></text:p>
      <text:p text:style-name="P2"><text:span text:style-name="T143"/></text:p>
      <text:p text:style-name="P2"><text:span text:style-name="T144">Registers</text:span><text:span text:style-name="T145"><text:s/></text:span><text:span text:style-name="T146">–</text:span><text:span text:style-name="T147"><text:s/>Volatile</text:span></text:p>
      <text:p text:style-name="P2"><text:span text:style-name="T148">Cache</text:span><text:span text:style-name="T149"><text:s/></text:span><text:span text:style-name="T150">–</text:span><text:span text:style-name="T151"><text:s/>Volatile</text:span></text:p>
      <text:p text:style-name="P2"><text:span text:style-name="T152">Main Memory</text:span><text:span text:style-name="T153"><text:s/></text:span><text:span text:style-name="T154">–</text:span><text:span text:style-name="T155"><text:s/>Volatile</text:span></text:p>
      <text:p text:style-name="P2"><text:span text:style-name="T156">Electronic Disk</text:span><text:span text:style-name="T157"><text:s/></text:span><text:span text:style-name="T158">–</text:span><text:span text:style-name="T159"><text:s/>Non Volatile</text:span></text:p>
      <text:p text:style-name="P2"><text:span text:style-name="T160">Magnetic Disk</text:span><text:span text:style-name="T161"><text:s/></text:span><text:span text:style-name="T162">–</text:span><text:span text:style-name="T163"><text:s/>Non Volatile</text:span></text:p>
      <text:p text:style-name="P2"><text:span text:style-name="T164">Optical Disk</text:span><text:span text:style-name="T165"><text:s/></text:span><text:span text:style-name="T166">–</text:span><text:span text:style-name="T167"><text:s/>Non Volatile</text:span></text:p>
      <text:p text:style-name="P2"><text:span text:style-name="T168">Magnetic Tapes</text:span><text:span text:style-name="T169"><text:s/></text:span><text:span text:style-name="T170">–</text:span><text:span text:style-name="T171"><text:s/>Non Volatile</text:span></text:p>
      <text:p text:style-name="P2"><text:span text:style-name="T171">*Quanto mais alto esta na hierarquia mais alto é o preço, menor é o armazenamento e mais rapido é o acesso a memoria</text:span></text:p>
      <text:p text:style-name="P2"><text:span text:style-name="T171">*Quanto mais baixo esta na hierarquia menor é o preço, o tempo de acesso é mais longo e o tamanho do armazenamento é maior</text:span></text:p>
      <text:p text:style-name="P2"><text:span text:style-name="T171">*Possuimos nossa<text:s/></text:span><text:span text:style-name="T172">Main Memory</text:span><text:span text:style-name="T173"><text:s/>que é onde os processos que realizamos são alocados, e temos nossa<text:s/></text:span><text:span text:style-name="T174">Second Memory</text:span><text:span text:style-name="T175"><text:s/>que é onde nossos arquivos são armazenados por um tempo indeterminado</text:span></text:p>
      <text:p text:style-name="P2"><text:span text:style-name="T175">*A<text:s/></text:span><text:span text:style-name="T176">Main Memory</text:span><text:span text:style-name="T177"><text:s/>é volatile comparado com a<text:s/></text:span><text:span text:style-name="T178">Second Memory</text:span><text:span text:style-name="T179"><text:s/>que não é volatile</text:span></text:p>
      <text:p text:style-name="P2"><text:span text:style-name="T179">*</text:span><text:span text:style-name="T180">Volatile</text:span><text:span text:style-name="T181"><text:s/>significa que perde o seu conteudo quando a energia é removida</text:span></text:p>
      <text:p text:style-name="P2"><text:span text:style-name="T181">*</text:span><text:span text:style-name="T182">Non Volatile</text:span><text:span text:style-name="T183"><text:s/>Mantem o seu conteudo mesmo se a energia for removida</text:span></text:p>
      <text:p text:style-name="P2"><text:span text:style-name="T183">*</text:span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4"/></text:p>
      <text:p text:style-name="P2"><text:span text:style-name="T185">I/O Structure</text:span></text:p>
      <text:p text:style-name="P2"><text:span text:style-name="T186"/></text:p>
      <text:p text:style-name="P2"><text:span text:style-name="T187">*Storage é um dos muitos tipos de<text:s/></text:span><text:span text:style-name="T188">I/O Devices</text:span><text:span text:style-name="T189"><text:s/>dentro de um computador.</text:span></text:p>
      <text:p text:style-name="P2"><text:span text:style-name="T189">*Uma grande parte do code do<text:s/></text:span><text:span text:style-name="T190">OS</text:span><text:span text:style-name="T191"><text:s/>é dedicado ao gerenciamento do<text:s/></text:span><text:span text:style-name="T192">I/O</text:span><text:span text:style-name="T193">, tanto por ser importante para confiabilidade e perfomace do sistema quanto por conta dos I/O devices com natureza diferentes.</text:span></text:p>
      <text:p text:style-name="P2"><text:span text:style-name="T193">*Cada<text:s/></text:span><text:span text:style-name="T194">Device Controller</text:span><text:span text:style-name="T195"><text:s/>esta encarregado de um tipo especifico de device. Eles Mantem um<text:s/></text:span><text:span text:style-name="T196">Local Buffer Storage</text:span><text:span text:style-name="T197"><text:s/>e seta<text:s/></text:span><text:span text:style-name="T198">Register’s</text:span><text:span text:style-name="T199"><text:s/>com um proposito especial</text:span></text:p>
      <text:p text:style-name="P2"><text:span text:style-name="T199">*Normalmente, OS contem um<text:s/></text:span><text:span text:style-name="T200">device driver</text:span><text:span text:style-name="T201"><text:s/>para cada<text:s/></text:span><text:span text:style-name="T202">device controller</text:span><text:span text:style-name="T203">.</text:span></text:p>
      <text:p text:style-name="P2"><text:span text:style-name="T203">*O<text:s/></text:span><text:span text:style-name="T204">device driver</text:span><text:span text:style-name="T205"><text:s/>entende o<text:s/></text:span><text:span text:style-name="T206">device controller</text:span><text:span text:style-name="T207"><text:s/>e fornece uma interface uniforme do device para o resto do<text:s/></text:span><text:span text:style-name="T208">OS</text:span><text:span text:style-name="T209">.</text:span></text:p>
      <text:p text:style-name="P2"><text:span text:style-name="T210"/></text:p>
      <text:p text:style-name="P2"><text:span text:style-name="T211">Simples operação I/O</text:span></text:p>
      <text:p text:style-name="P2"><text:span text:style-name="T212">*Para começar uma operação<text:s/></text:span><text:span text:style-name="T213">I/O</text:span><text:span text:style-name="T214"><text:s/>o<text:s/></text:span><text:span text:style-name="T215">device driver</text:span><text:span text:style-name="T216"><text:s/>carregar os registers apropriados dentro do<text:s/></text:span><text:span text:style-name="T217">device controller</text:span></text:p>
      <text:p text:style-name="P2"><text:span text:style-name="T218">*O<text:s/></text:span><text:span text:style-name="T219">device controller</text:span><text:span text:style-name="T220"><text:s/>por sua vez examina o conteudo desses<text:s/></text:span><text:span text:style-name="T221">registers</text:span><text:span text:style-name="T222"><text:s/>para determinar a operação que deve ser tomada.Ele examina os<text:s/></text:span><text:span text:style-name="T223">register</text:span><text:span text:style-name="T224"><text:s/>pois la estão as informações sobre a operação de entrada e saida que deve ser executada</text:span></text:p>
      <text:p text:style-name="P2"><text:span text:style-name="T224">*O<text:s/></text:span><text:span text:style-name="T225">controller</text:span><text:span text:style-name="T226"><text:s/>começa a transferir o<text:s/></text:span><text:span text:style-name="T227">data</text:span><text:span text:style-name="T228"><text:s/>do<text:s/></text:span><text:span text:style-name="T229">device</text:span><text:span text:style-name="T230"><text:s/>para o seu<text:s/></text:span><text:span text:style-name="T231">buffer local<text:s/></text:span><text:span text:style-name="T232">.Idependente da tarefa que deve ser perfomada, os<text:s/></text:span><text:span text:style-name="T233">dados</text:span><text:span text:style-name="T234"><text:s/>necessarios para essa ação sera tranferido para o<text:s/></text:span><text:span text:style-name="T235">local buffer</text:span></text:p>
      <text:p text:style-name="P2"><text:span text:style-name="T236">*Quando a tranferencia de dados estiver completa, o<text:s/></text:span><text:span text:style-name="T237">device controller</text:span><text:span text:style-name="T238"><text:s/>avisa o<text:s/></text:span><text:span text:style-name="T239">device driver</text:span><text:span text:style-name="T240"><text:s/>via an<text:s/></text:span><text:span text:style-name="T241">interrupt</text:span><text:span text:style-name="T242"><text:s/>que ele finalizou<text:s text:c="2"/>a operação</text:span></text:p>
      <text:p text:style-name="P2"><text:span text:style-name="T242">*Então o<text:s/></text:span><text:span text:style-name="T243">device driver</text:span><text:span text:style-name="T244"><text:s/>retorna o controle para o<text:s/></text:span><text:span text:style-name="T245">operating system</text:span></text:p>
      <text:p text:style-name="P2"><text:span text:style-name="T246">*Essa forma<text:s text:c="2"/>de<text:s/></text:span><text:span text:style-name="T247">interrupt-driven I/O<text:s/></text:span><text:span text:style-name="T248">é bom para mover pequenas quantidades de<text:s/></text:span><text:span text:style-name="T249">dados</text:span><text:span text:style-name="T250">, mas produz um grande<text:s/></text:span><text:span text:style-name="T251">sobrecarregamento</text:span><text:span text:style-name="T252"><text:s/>quando usados com grandes quantidades de<text:s/></text:span><text:span text:style-name="T253">dados</text:span></text:p>
      <text:p text:style-name="P2"><text:span text:style-name="T254"/></text:p>
      <text:p text:style-name="P2"><text:span text:style-name="T255">*Para resolver esse problema,<text:s/></text:span><text:span text:style-name="T256">Direct Memory Acess(DMA)</text:span><text:span text:style-name="T257"><text:s/>é utlizado</text:span></text:p>
      <text:p text:style-name="P2"><text:span text:style-name="T257">*Depois do<text:s/></text:span><text:span text:style-name="T258">device controller</text:span><text:span text:style-name="T259"><text:s/>setar os seus<text:s/></text:span><text:span text:style-name="T260">buffers</text:span><text:span text:style-name="T261">,<text:s/></text:span><text:span text:style-name="T262">ponteiros</text:span><text:span text:style-name="T263">, e<text:s/></text:span><text:span text:style-name="T264">contadores</text:span><text:span text:style-name="T265"><text:s/>para o<text:s/></text:span><text:span text:style-name="T266">I/O device</text:span><text:span text:style-name="T267"><text:s/>, o<text:s/></text:span><text:span text:style-name="T268">device</text:span><text:span text:style-name="T269"><text:s/></text:span><text:span text:style-name="T270">controller</text:span><text:span text:style-name="T271"><text:s/>tranferi um bloco inteiro de<text:s/></text:span><text:span text:style-name="T272">dados</text:span><text:span text:style-name="T273"><text:s/>direto para ou do seu próprio<text:s/></text:span><text:span text:style-name="T274">buffer storage</text:span><text:span text:style-name="T275"><text:s/>para a<text:s/></text:span><text:span text:style-name="T276">memoria</text:span><text:span text:style-name="T277">, sem a intervenção para a<text:s/></text:span><text:span text:style-name="T278">CPU</text:span></text:p>
      <text:p text:style-name="P2"><text:span text:style-name="T279">*Apenas um<text:s/></text:span><text:span text:style-name="T280">interrupt</text:span><text:span text:style-name="T281"><text:s/>é gerado por bloco, para avisar o device driver que a operação foi concluida. Diferente do outro esquema que cada<text:s/></text:span><text:span text:style-name="T282">byte</text:span><text:span text:style-name="T283"><text:s/>de<text:s/></text:span><text:span text:style-name="T284">data</text:span><text:span text:style-name="T285"><text:s/>gerava um<text:s/></text:span><text:span text:style-name="T286">interrupt</text:span></text:p>
      <text:p text:style-name="P2"><text:span text:style-name="T287">*enquanto o<text:s/></text:span><text:span text:style-name="T288">device controller</text:span><text:span text:style-name="T289"><text:s/>esta perfomando essas operações, a<text:s/></text:span><text:span text:style-name="T290">cpu</text:span><text:span text:style-name="T291"><text:s/>esta desponivel para realizar outras tarefas</text:span></text:p>
      <text:p text:style-name="P2"><text:span text:style-name="T292"/></text:p>
      <text:p text:style-name="P2"><text:span text:style-name="T293">Computer</text:span><text:span text:style-name="T294"><text:s/></text:span><text:span text:style-name="T295">System</text:span><text:span text:style-name="T296"><text:s/></text:span><text:span text:style-name="T297">Architecture</text:span></text:p>
      <text:p text:style-name="P2"><text:span text:style-name="T298"/></text:p>
      <text:p text:style-name="P2"><text:span text:style-name="T299">Tipos de Computers Systems baseados no numero de General Purpose Processors:</text:span></text:p>
      <text:p text:style-name="P2"><text:span text:style-name="T299">1 * Single Processor Systems</text:span><text:span text:style-name="T300"><text:s/></text:span><text:span text:style-name="T301">–</text:span><text:span text:style-name="T302"><text:s/>Apenas um processador</text:span></text:p>
      <text:p text:style-name="P2"><text:span text:style-name="T302">*Uma<text:s/></text:span><text:span text:style-name="T303">CPU</text:span><text:span text:style-name="T304"><text:s/>principal capaz de executar instruções com propositos gerais, incluindo instruções dos processos do usuario</text:span></text:p>
      <text:p text:style-name="P2"><text:span text:style-name="T304">*Outros processadores com propositos especiais tambem estão presentes, <text:tab/>e perfomam tarefas especificas para os devices. Por exemplo quando precionamos uma tecla do keyboard, há um microprocessador encarregado de converter a tecla precionada em codigo binario.</text:span></text:p>
      <text:p text:style-name="P2"><text:span text:style-name="T304">*</text:span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5"/></text:p>
      <text:p text:style-name="P2"><text:span text:style-name="T306">2 * Multiprocessor Systems</text:span><text:span text:style-name="T307"><text:s/></text:span><text:span text:style-name="T308">–</text:span><text:span text:style-name="T309"><text:s/>Dois ou mais processadores </text:span></text:p>
      <text:p text:style-name="P2"><text:span text:style-name="T309">*Tambem conhecidos como<text:s/></text:span><text:span text:style-name="T310">parallel systems</text:span><text:span text:style-name="T311"><text:s/>ou<text:s/></text:span><text:span text:style-name="T312">tightly coupled systems</text:span></text:p>
      <text:p text:style-name="P2"><text:span text:style-name="T313">*Possui dois ou mais processadores em comunicação próxima, compartilham o computer bus, e as vezes o clock, memory e peripheral devices</text:span></text:p>
      <text:p text:style-name="P2"><text:span text:style-name="T314">Vantagens</text:span><text:span text:style-name="T315">: alta taxa de tranferencia, escala economica, maior confiabilidade</text:span></text:p>
      <text:p text:style-name="P2"><text:span text:style-name="T316">Tipos de Multiprocessor Systems:</text:span></text:p>
      <text:p text:style-name="P2"><text:span text:style-name="T316">Symmetric Multiprocessing</text:span></text:p>
      <text:p text:style-name="P2"><text:span text:style-name="T317">*Todas cpu’s participam na execução de cada tarefa, eles ajem como um único conjunto</text:span></text:p>
      <text:p text:style-name="P2"><text:span text:style-name="T318">Asymmetric Multiprocessing</text:span></text:p>
      <text:p text:style-name="P2"><text:span text:style-name="T319">*Temos um esquema de Master e slave</text:span></text:p>
      <text:p text:style-name="P2"><text:span text:style-name="T319">*Um dos<text:s/></text:span><text:span text:style-name="T320">cpu</text:span><text:span text:style-name="T321"><text:s/>sera o<text:s/></text:span><text:span text:style-name="T322">Master</text:span><text:span text:style-name="T323"><text:s/>enquanto os outros serão os<text:s/></text:span><text:span text:style-name="T324">Slaves</text:span></text:p>
      <text:p text:style-name="P2"><text:span text:style-name="T325">*A cpu master ira monitorar as outras<text:s/></text:span><text:span text:style-name="T326">cpus</text:span><text:span text:style-name="T327">, e atribuira tarefas para eles. Ele estara guiando os<text:s/></text:span><text:span text:style-name="T328">Slaves</text:span></text:p>
      <text:p text:style-name="P2"><text:span text:style-name="T329">*Então os Slaves tomam conta dos processos, cada um cuidado de um precesso</text:span></text:p>
      <text:p text:style-name="P2"><text:span text:style-name="T329">*Caso ocorra algum erro o<text:s/></text:span><text:span text:style-name="T330">Master</text:span><text:span text:style-name="T331"><text:s/>ira cuidar pra quem ira tomar conta desse<text:s/></text:span><text:span text:style-name="T332">processo</text:span><text:span text:style-name="T333">.</text:span></text:p>
      <text:p text:style-name="P2"><text:span text:style-name="T333">*</text:span></text:p>
      <text:p text:style-name="P2"><text:span text:style-name="T334">3 *</text:span><text:span text:style-name="T335"><text:s/></text:span><text:span text:style-name="T336">Clustered Systems<text:s/></text:span><text:span text:style-name="T337">–</text:span><text:span text:style-name="T338"><text:s/>2 ou mais Systemas aglomerados </text:span></text:p>
      <text:p text:style-name="P2"><text:span text:style-name="T338">*Como o sistema de multiprocessador , ele tambem reuni diversos<text:s/></text:span><text:span text:style-name="T339">CPU</text:span><text:span text:style-name="T340"><text:s/>para realizar trabalhos computacionais</text:span></text:p>
      <text:p text:style-name="P2"><text:span text:style-name="T340">*Eles são compostos por duas ou mais sistemas individuais acoplados juntos</text:span></text:p>
      <text:p text:style-name="P2"><text:span text:style-name="T340">*Providencia uma grande disponibilidade</text:span></text:p>
      <text:p text:style-name="P2"><text:span text:style-name="T340">*pode ser estruturado tanto<text:s/></text:span><text:span text:style-name="T341">asymmetrically</text:span><text:span text:style-name="T342"><text:s/>ou<text:s/></text:span><text:span text:style-name="T343">symmetrically</text:span></text:p>
      <text:p text:style-name="P2"><text:span text:style-name="T344">*Em<text:s/></text:span><text:span text:style-name="T345">assymmetrically</text:span><text:span text:style-name="T346"><text:s/>uma maquina ficara em modo “host”(master) e os outros rodarão os aplicativos(slaves)</text:span></text:p>
      <text:p text:style-name="P2"><text:span text:style-name="T346">*em<text:s/></text:span><text:span text:style-name="T347">Symmetricaly</text:span><text:span text:style-name="T348"><text:s/>Dois ou mais hosts rodam as aplicações e monitoram uns aos outros.</text:span></text:p>
      <text:p text:style-name="P2"><text:span text:style-name="T349"/></text:p>
      <text:p text:style-name="P2"><text:span text:style-name="T349"/></text:p>
      <text:p text:style-name="P2"><text:span text:style-name="T350">Operating System Structure</text:span></text:p>
      <text:p text:style-name="P2"><text:span text:style-name="T351"/></text:p>
      <text:p text:style-name="P2"><text:span text:style-name="T351"/></text:p>
      <text:p text:style-name="P2"><text:span text:style-name="T352">*Os diferetens OS possuem uma funcionalidade interna diferente uns dos outros, mas tambem possuem similaridades:</text:span></text:p>
      <text:p text:style-name="P2"><text:span text:style-name="T353">1 Multiprogramming</text:span></text:p>
      <text:p text:style-name="P2"><text:span text:style-name="T353">2 Time Sharing (Multitasking)</text:span></text:p>
      <text:p text:style-name="P2"><text:span text:style-name="T354"/></text:p>
      <text:p text:style-name="P2"><text:span text:style-name="T355">Multiprogramming</text:span></text:p>
      <text:p text:style-name="P2"><text:span text:style-name="T356">*Capacidade de rodar multiplos programas pela cpu</text:span></text:p>
      <text:p text:style-name="P2"><text:span text:style-name="T356">*Um único<text:s/></text:span><text:span text:style-name="T357">usuario</text:span><text:span text:style-name="T358"><text:s/>não pode, em geral, manter a<text:s/></text:span><text:span text:style-name="T359">cpu</text:span><text:span text:style-name="T360"><text:s/>ou os<text:s/></text:span><text:span text:style-name="T361">I/O Devices</text:span><text:span text:style-name="T362"><text:s/>ocupados o tempo todo.</text:span></text:p>
      <text:p text:style-name="P2"><text:span text:style-name="T362">*Caso não fossemos capaz de utilizar<text:s/></text:span><text:span text:style-name="T363">multiprogramming</text:span><text:span text:style-name="T364">, se um<text:s/></text:span><text:span text:style-name="T365">usuario</text:span><text:span text:style-name="T366"><text:s/>executasse um<text:s/></text:span><text:span text:style-name="T367">progama</text:span><text:span text:style-name="T368">, a<text:s/></text:span><text:span text:style-name="T369">cpu</text:span><text:span text:style-name="T370"><text:s/>seria usada exclusivamente para esse<text:s/></text:span><text:span text:style-name="T371">processo</text:span><text:span text:style-name="T372"><text:s/>e outros<text:s/></text:span><text:span text:style-name="T373">usuarios</text:span><text:span text:style-name="T374"><text:s/>não conseguiriam ter<text:s/></text:span><text:span text:style-name="T375">acesso</text:span><text:span text:style-name="T376"><text:s/>a<text:s/></text:span><text:span text:style-name="T377">cpu</text:span></text:p>
      <text:p text:style-name="P2"><text:span text:style-name="T378">*</text:span><text:span text:style-name="T379">Multiprogramming</text:span><text:span text:style-name="T380"><text:s/>aumenta a utilização da<text:s/></text:span><text:span text:style-name="T381">cpu</text:span><text:span text:style-name="T382"><text:s/>organizando os<text:s/></text:span><text:span text:style-name="T383">jobs</text:span><text:span text:style-name="T384">(</text:span><text:span text:style-name="T385">code</text:span><text:span text:style-name="T386"><text:s/>e<text:s/></text:span><text:span text:style-name="T387">data</text:span><text:span text:style-name="T388">) para que a<text:s/></text:span><text:span text:style-name="T389">cpu</text:span><text:span text:style-name="T390"><text:s/>sempre tenha um para executar.</text:span></text:p>
      <text:p text:style-name="P2"><text:span text:style-name="T390">*</text:span><text:span text:style-name="T391">Cpu</text:span><text:span text:style-name="T392"><text:s/>não fica<text:s/></text:span><text:span text:style-name="T393">idle</text:span><text:span text:style-name="T394">, caso um<text:s/></text:span><text:span text:style-name="T395">job</text:span><text:span text:style-name="T396"><text:s/>que esta usando a<text:s/></text:span><text:span text:style-name="T397">cpu</text:span><text:span text:style-name="T398"><text:s/>deixa de usala para buscar<text:s/></text:span><text:span text:style-name="T399">I/O devices</text:span><text:span text:style-name="T400"><text:s/>por exemplo, a<text:s/></text:span><text:span text:style-name="T401">cpu</text:span><text:span text:style-name="T402"><text:s/>não fica parada, mas sim é utilizada pelo próximo<text:s/></text:span><text:span text:style-name="T403">job</text:span></text:p>
      <text:p text:style-name="P2"><text:span text:style-name="T404">*</text:span><text:span text:style-name="T405">Multiprogrammed Systems</text:span><text:span text:style-name="T406"><text:s/>fornecem um ambiente onde os vários<text:s/></text:span><text:span text:style-name="T407">recursos do sistema</text:span><text:span text:style-name="T408"><text:s/>(</text:span><text:span text:style-name="T409">cpu</text:span><text:span text:style-name="T410">,<text:s/></text:span><text:span text:style-name="T411">memory</text:span><text:span text:style-name="T412">,<text:s/></text:span><text:span text:style-name="T413">peripheral</text:span><text:span text:style-name="T414"><text:s/></text:span><text:span text:style-name="T415">devices</text:span><text:span text:style-name="T416">) são utilizados com eficiencia, mas eles não fornecem para o<text:s/></text:span><text:span text:style-name="T417">usuario</text:span><text:span text:style-name="T418"><text:s/>a interação com o<text:s/></text:span><text:span text:style-name="T419">computer system</text:span><text:span text:style-name="T420">.</text:span></text:p>
      <text:p text:style-name="P2"><text:span text:style-name="T421"/></text:p>
      <text:p text:style-name="P2"><text:span text:style-name="T422">Time sharing (Multitasking)</text:span><text:span text:style-name="T423"><text:s/></text:span></text:p>
      <text:p text:style-name="P2"><text:span text:style-name="T423">*</text:span><text:span text:style-name="T424">CPU</text:span><text:span text:style-name="T425"><text:s/>executa multiplos<text:s/></text:span><text:span text:style-name="T426">jobs</text:span><text:span text:style-name="T427"><text:s/>revesando entre eles</text:span></text:p>
      <text:p text:style-name="P2"><text:span text:style-name="T427">*O revesamento ocorre tão frequentemente que o usuario consegue interagir com cada programa enquanto esta em executação</text:span></text:p>
      <text:p text:style-name="P2"><text:span text:style-name="T427">*</text:span><text:span text:style-name="T428">Time Sharing</text:span><text:span text:style-name="T429"><text:s/>requer um interativo (hands on ) computer<text:s/></text:span><text:span text:style-name="T430">system</text:span><text:span text:style-name="T431">, que providencia comunicação diretamente entre o<text:s/></text:span><text:span text:style-name="T432">usuario</text:span><text:span text:style-name="T433"><text:s/>e o<text:s/></text:span><text:span text:style-name="T434">systema</text:span></text:p>
      <text:p text:style-name="P2"><text:span text:style-name="T435">*Um Time Shared operating system permite que vários usuarios compartilhem o computador ao mesmo tempo</text:span></text:p>
      <text:p text:style-name="P2"><text:span text:style-name="T435">*Usa<text:s/></text:span><text:span text:style-name="T436">Cpu scheduling</text:span><text:span text:style-name="T437"><text:s/>e<text:s/></text:span><text:span text:style-name="T438">programming</text:span><text:span text:style-name="T439"><text:s/>para providenciar cada<text:s/></text:span><text:span text:style-name="T440">usuario</text:span><text:span text:style-name="T441"><text:s/>com uma pequena porção de<text:s/></text:span><text:span text:style-name="T442">time-sharad computer</text:span><text:span text:style-name="T443">.</text:span></text:p>
      <text:p text:style-name="P2"><text:span text:style-name="T443">*Cada usuario tem pelo menos um programa separado na memoria.</text:span></text:p>
      <text:p text:style-name="P2"><text:span text:style-name="T443">*Um<text:s/></text:span><text:span text:style-name="T444">programa</text:span><text:span text:style-name="T445"><text:s/>carregado na<text:s/></text:span><text:span text:style-name="T446">memoria</text:span><text:span text:style-name="T447"><text:s/>e em<text:s/></text:span><text:span text:style-name="T448">execução</text:span><text:span text:style-name="T449"><text:s/>é chamado de<text:s/></text:span><text:span text:style-name="T450">processo</text:span></text:p>
      <text:p text:style-name="P2"><text:span text:style-name="T451"/></text:p>
      <text:p text:style-name="P2"><text:span text:style-name="T452">Services</text:span></text:p>
      <text:p text:style-name="P2"><text:span text:style-name="T453">*O<text:s/></text:span><text:span text:style-name="T454">OS</text:span><text:span text:style-name="T455"><text:s/>fornecem alguns services para os programas, e para o usuario desses programas, algum desses são:</text:span></text:p>
      <text:p text:style-name="P2"><text:span text:style-name="T456">User Interface</text:span></text:p>
      <text:p text:style-name="P2"><text:span text:style-name="T456">Program Execution</text:span></text:p>
      <text:p text:style-name="P2"><text:span text:style-name="T457">*Source code<text:s/></text:span><text:span text:style-name="T458">→</text:span><text:span text:style-name="T459"><text:s/>Compiler<text:s/></text:span><text:span text:style-name="T460">→</text:span><text:span text:style-name="T461"><text:s/>Object code<text:s/></text:span><text:span text:style-name="T462">→</text:span><text:span text:style-name="T463"><text:s/>Executor<text:s/></text:span><text:span text:style-name="T464">→</text:span><text:span text:style-name="T465"><text:s/>Output</text:span></text:p>
      <text:p text:style-name="P2"><text:span text:style-name="T466">I/O Operations</text:span></text:p>
      <text:p text:style-name="P2"><text:span text:style-name="T466">File System Manipulation</text:span></text:p>
      <text:p text:style-name="P2"><text:span text:style-name="T466">Communication</text:span></text:p>
      <text:p text:style-name="P2"><text:span text:style-name="T466">Error Detection</text:span></text:p>
      <text:p text:style-name="P2"><text:span text:style-name="T466">Resource Allocation</text:span></text:p>
      <text:p text:style-name="P2"><text:span text:style-name="T466">Accouting</text:span></text:p>
      <text:p text:style-name="P2"><text:span text:style-name="T466">Protection e Security</text:span></text:p>
      <text:p text:style-name="P2"><text:span text:style-name="T467"/></text:p>
      <text:p text:style-name="P2"><text:span text:style-name="T468">User OS Interface</text:span></text:p>
      <text:p text:style-name="P2"><text:span text:style-name="T469">*Permite o usuario a realmente interagir com o<text:s/></text:span><text:span text:style-name="T470">OS</text:span></text:p>
      <text:p text:style-name="P2"><text:span text:style-name="T471">Temos duas aproximações para fornecer ao usuario uma interação com o<text:s/></text:span><text:span text:style-name="T472">OS</text:span><text:span text:style-name="T473">:</text:span></text:p>
      <text:p text:style-name="P2"><text:span text:style-name="T473">1* Providenciando um<text:s/></text:span><text:span text:style-name="T474">Command-Line Interface (CLI)</text:span><text:span text:style-name="T475"><text:s/>ou<text:s/></text:span><text:span text:style-name="T476">Command Interpreter</text:span><text:span text:style-name="T477"><text:s/>que permite o usuario a escrever comandos que serão interpretados pelo<text:s/></text:span><text:span text:style-name="T478">OS</text:span></text:p>
      <text:p text:style-name="P2"><text:span text:style-name="T479">2* Providenciar um<text:s/></text:span><text:span text:style-name="T480">Graphical User Interface or GUI</text:span></text:p>
      <text:p text:style-name="P2"><text:span text:style-name="T481"/></text:p>
      <text:p text:style-name="P2"><text:span text:style-name="T481"/></text:p>
      <text:p text:style-name="P2"><text:span text:style-name="T481"/></text:p>
      <text:p text:style-name="P2"><text:span text:style-name="T481"/></text:p>
      <text:p text:style-name="P2"><text:span text:style-name="T481"/></text:p>
      <text:p text:style-name="P2"><text:span text:style-name="T481"/></text:p>
      <text:p text:style-name="P2"><text:span text:style-name="T482">Command Interpreter</text:span></text:p>
      <text:p text:style-name="P2"><text:span text:style-name="T483">*Alguns sistemas operacionais incluem o<text:s/></text:span><text:span text:style-name="T484">Command Interpreter<text:s/></text:span><text:span text:style-name="T485">no<text:s/></text:span><text:span text:style-name="T486">kernel</text:span><text:span text:style-name="T487">. Já em outros como<text:s/></text:span><text:span text:style-name="T488">Windoes XP</text:span><text:span text:style-name="T489"><text:s/>e<text:s/></text:span><text:span text:style-name="T490">UNIX</text:span><text:span text:style-name="T491">, eles tratam o command interpreter como um programa especial</text:span></text:p>
      <text:p text:style-name="P2"><text:span text:style-name="T491">*exemplos são o prompt(cmd) no windows e o terminal no linux</text:span></text:p>
      <text:p text:style-name="P2"><text:span text:style-name="T491">*Em sistemas com multiplos Commando Interpreter no qual podemos escolher, os interpretadores são conhecidos como shells.</text:span></text:p>
      <text:p text:style-name="P2"><text:span text:style-name="T492">exmplos:</text:span></text:p>
      <text:p text:style-name="P2"><text:span text:style-name="T493">Bourne Shell</text:span></text:p>
      <text:p text:style-name="P2"><text:span text:style-name="T493">C Shell</text:span></text:p>
      <text:p text:style-name="P2"><text:span text:style-name="T493">Bourne-Again shell (BASH)</text:span></text:p>
      <text:p text:style-name="P2"><text:span text:style-name="T493">Korn Shell, etc..</text:span></text:p>
      <text:p text:style-name="P2"><text:span text:style-name="T493">*Tem duas maneira no qual o<text:s/></text:span><text:span text:style-name="T494">CLI</text:span><text:span text:style-name="T495"><text:s/>funciona, a primeira é que o<text:s/></text:span><text:span text:style-name="T496">codigo</text:span><text:span text:style-name="T497"><text:s/>para realizar a<text:s/></text:span><text:span text:style-name="T498">tarefa</text:span><text:span text:style-name="T499"><text:s/>desejada esta presente no<text:s/></text:span><text:span text:style-name="T500">Command Intepretor</text:span><text:span text:style-name="T501">, e a segunda é que o codigo esta contido em<text:s/></text:span><text:span text:style-name="T502">programas</text:span><text:span text:style-name="T503"><text:s/>especificos, e o<text:s/></text:span><text:span text:style-name="T504">CLI</text:span><text:span text:style-name="T505"><text:s/>apenas<text:s/></text:span><text:span text:style-name="T506">cola</text:span><text:span text:style-name="T507"><text:s/>o programa quando a<text:s/></text:span><text:span text:style-name="T508">tarefa</text:span><text:span text:style-name="T509"><text:s/>tem que ser realizada</text:span></text:p>
      <text:p text:style-name="P2"><text:span text:style-name="T510">System Calls</text:span></text:p>
      <text:p text:style-name="P2"><text:span text:style-name="T511">*</text:span><text:span text:style-name="T512">System calls</text:span><text:span text:style-name="T513"><text:s/>providenciam uma interface para os services que foram liberados pelo<text:s/></text:span><text:span text:style-name="T514">OS</text:span></text:p>
      <text:p text:style-name="P2"><text:span text:style-name="T515">*Temos 2 modos em que um programa pode ser executado, User mode e Kernel mode</text:span></text:p>
      <text:p text:style-name="P2"><text:span text:style-name="T515">*</text:span><text:span text:style-name="T516">User mode<text:s/></text:span><text:span text:style-name="T517">não tem permição para interagir diretamente com os divices, como a memoria e hardwares</text:span></text:p>
      <text:p text:style-name="P2"><text:span text:style-name="T517">*</text:span><text:span text:style-name="T518">Kernel mode (privileged mode)</text:span><text:span text:style-name="T519"><text:s/>tem acesso direto a essas funcionalidades</text:span></text:p>
      <text:p text:style-name="P2"><text:span text:style-name="T519">*Um problema com o<text:s/></text:span><text:span text:style-name="T520">kernel mode</text:span><text:span text:style-name="T521"><text:s/>é que se o programa crashar, todo o<text:s/></text:span><text:span text:style-name="T522">OS</text:span><text:span text:style-name="T523"><text:s/>ira crashar junto, diferente do<text:s/></text:span><text:span text:style-name="T524">user mode (safer mode)</text:span></text:p>
      <text:p text:style-name="P2"><text:span text:style-name="T525">*Como<text:s/></text:span><text:span text:style-name="T526">user modo</text:span><text:span text:style-name="T527"><text:s/>é o mais seguro, a maioria dos processos rodam nesse modo. Mas quando um programa executa dessa forma, ele pode acabar precisando de acesso a<text:s/></text:span><text:span text:style-name="T528">recursos</text:span><text:span text:style-name="T529"><text:s/>como a<text:s/></text:span><text:span text:style-name="T530">memoria</text:span><text:span text:style-name="T531"><text:s/>ou outros<text:s/></text:span><text:span text:style-name="T532">hardwares</text:span><text:span text:style-name="T533">, quando essa situação acontece, ele faz uma<text:s/></text:span><text:span text:style-name="T534">chamada</text:span><text:span text:style-name="T535"><text:s/>ao<text:s/></text:span><text:span text:style-name="T536">OS</text:span><text:span text:style-name="T537"><text:s/>avisando que ele precisa de<text:s/></text:span><text:span text:style-name="T538">acesso</text:span><text:span text:style-name="T539"><text:s/>a um<text:s/></text:span><text:span text:style-name="T540">recurso</text:span><text:span text:style-name="T541">. Quando ele faz esse<text:s/></text:span><text:span text:style-name="T542">chamado</text:span><text:span text:style-name="T543"><text:s/>oque acontece é que por um instante o<text:s/></text:span><text:span text:style-name="T544">programa</text:span><text:span text:style-name="T545"><text:s/>troca de<text:s/></text:span><text:span text:style-name="T546">usermod</text:span><text:span text:style-name="T547"><text:s/>para<text:s/></text:span><text:span text:style-name="T548">kernelmode</text:span><text:span text:style-name="T549"><text:s/>para utilizar o<text:s/></text:span><text:span text:style-name="T550">recurso</text:span><text:span text:style-name="T551"><text:s/>necessario (</text:span><text:span text:style-name="T552">context switching</text:span><text:span text:style-name="T553">) e depois troca de volta.</text:span></text:p>
      <text:p text:style-name="P2"><text:span text:style-name="T553">*</text:span><text:span text:style-name="T554">System calls</text:span><text:span text:style-name="T555"><text:s/>são feita por um programa quando ele precisa de um recurso, fazendo possível a troca de modo para o acesso ao recurso</text:span></text:p>
      <text:p text:style-name="P2"><text:span text:style-name="T555">*</text:span><text:span text:style-name="T556">System calls</text:span><text:span text:style-name="T557"><text:s/>é uma forma programatica onde um programa pede por um serviço para o<text:s/></text:span><text:span text:style-name="T558">kernel</text:span><text:span text:style-name="T559"><text:s/>do<text:s/></text:span><text:span text:style-name="T560">OS</text:span><text:span text:style-name="T561">.</text:span></text:p>
      <text:p text:style-name="P2"><text:span text:style-name="T561"><text:s/>*Esses<text:s/></text:span><text:span text:style-name="T562">calls</text:span><text:span text:style-name="T563"><text:s/>estão geralmente liberados em forma de<text:s/></text:span><text:span text:style-name="T564">rotinas</text:span><text:span text:style-name="T565"><text:s/>escritas em<text:s/></text:span><text:span text:style-name="T566">c</text:span><text:span text:style-name="T567"><text:s/>e<text:s/></text:span><text:span text:style-name="T568">c++</text:span></text:p>
      <text:p text:style-name="P2"><text:span text:style-name="T569"/></text:p>
      <text:p text:style-name="P2"><text:span text:style-name="T570">Tipos de systems calls</text:span></text:p>
      <text:p text:style-name="P2"><text:span text:style-name="T571">*System Calls podem ser agrupados em 5 categorias.</text:span></text:p>
      <text:p text:style-name="P2"><text:span text:style-name="T571">1.<text:s/></text:span><text:span text:style-name="T572">Process Control</text:span></text:p>
      <text:p text:style-name="P2"><text:span text:style-name="T573">*Controlar os processos</text:span></text:p>
      <text:p text:style-name="P2"><text:span text:style-name="T573">*end, abort</text:span></text:p>
      <text:p text:style-name="P2"><text:span text:style-name="T573">*load, execute</text:span></text:p>
      <text:p text:style-name="P2"><text:span text:style-name="T573">*create process, terminate process</text:span></text:p>
      <text:p text:style-name="P2"><text:span text:style-name="T573">*get process attributes, set process atributes</text:span></text:p>
      <text:p text:style-name="P2"><text:span text:style-name="T573">*wait for time </text:span></text:p>
      <text:p text:style-name="P2"><text:span text:style-name="T573">*wait event, signal event</text:span></text:p>
      <text:p text:style-name="P2"><text:span text:style-name="T573">*allocate and free memory</text:span></text:p>
      <text:p text:style-name="P2"><text:span text:style-name="T573">2.</text:span><text:span text:style-name="T574"><text:s/>File Manipulation</text:span></text:p>
      <text:p text:style-name="P2"><text:span text:style-name="T575">*create file, delete file</text:span></text:p>
      <text:p text:style-name="P2"><text:span text:style-name="T575">*open, close</text:span></text:p>
      <text:p text:style-name="P2"><text:span text:style-name="T575">*read, write, reposition</text:span></text:p>
      <text:p text:style-name="P2"><text:span text:style-name="T575">*get file attributes, set file attributes</text:span></text:p>
      <text:p text:style-name="P2"><text:span text:style-name="T575">3.<text:s/></text:span><text:span text:style-name="T576">Device Manipulation</text:span></text:p>
      <text:p text:style-name="P2"><text:span text:style-name="T577">*request Device, release Device</text:span></text:p>
      <text:p text:style-name="P2"><text:span text:style-name="T577">*read, write, reposition</text:span></text:p>
      <text:p text:style-name="P2"><text:span text:style-name="T577">*get device attributes, set device attributes</text:span></text:p>
      <text:p text:style-name="P2"><text:span text:style-name="T577">*logically attach or detach devices</text:span></text:p>
      <text:p text:style-name="P2"><text:span text:style-name="T577">4.<text:s/></text:span><text:span text:style-name="T578">Information Maintenance</text:span></text:p>
      <text:p text:style-name="P2"><text:span text:style-name="T579">*get time or date, set time or date</text:span></text:p>
      <text:p text:style-name="P2"><text:span text:style-name="T579">*get system data, set system data</text:span></text:p>
      <text:p text:style-name="P2"><text:span text:style-name="T579">*get process, file, or devices attributes</text:span></text:p>
      <text:p text:style-name="P2"><text:span text:style-name="T579">*set process, file, or devices attributes</text:span></text:p>
      <text:p text:style-name="P2"><text:span text:style-name="T580"/></text:p>
      <text:p text:style-name="P2"><text:span text:style-name="T581">5.<text:s/></text:span><text:span text:style-name="T582">Communications</text:span></text:p>
      <text:p text:style-name="P2"><text:span text:style-name="T583">*create, delete communication connection</text:span></text:p>
      <text:p text:style-name="P2"><text:span text:style-name="T583">*send, receive messages</text:span></text:p>
      <text:p text:style-name="P2"><text:span text:style-name="T583">*tranfer status information</text:span></text:p>
      <text:p text:style-name="P2"><text:span text:style-name="T583">*attach or detach remote devices</text:span></text:p>
      <text:p text:style-name="P2"><text:span text:style-name="T584"/></text:p>
      <text:p text:style-name="P2"><text:span text:style-name="T585">System Programs</text:span></text:p>
      <text:p text:style-name="P2"><text:span text:style-name="T586">*Eles providenciam um ambiente conveniente para programação e execução de programas</text:span></text:p>
      <text:p text:style-name="P2"><text:span text:style-name="T586">*Alguns deles são simplismentes interfaces para o usuario realizar<text:s/></text:span><text:span text:style-name="T587">system calls</text:span><text:span text:style-name="T588">, já outros são mais complexos</text:span></text:p>
      <text:p text:style-name="P2"><text:span text:style-name="T588">Podem ser divididos em:</text:span></text:p>
      <text:p text:style-name="P2"><text:span text:style-name="T588">1 º<text:s/></text:span><text:span text:style-name="T589">File Management</text:span></text:p>
      <text:p text:style-name="P2"><text:span text:style-name="T590">2 º<text:s/></text:span><text:span text:style-name="T591">Status Information</text:span></text:p>
      <text:p text:style-name="P2"><text:span text:style-name="T592">3 º<text:s/></text:span><text:span text:style-name="T593">File Modification</text:span></text:p>
      <text:p text:style-name="P2"><text:span text:style-name="T594">4 º<text:s/></text:span><text:span text:style-name="T595">Programming Language Support</text:span></text:p>
      <text:p text:style-name="P2"><text:span text:style-name="T596">*Compilers, Assemblers, Debuggers, Interpreters para linguagens comuns: C, C++, Java, Visual Basic, Perl...</text:span></text:p>
      <text:p text:style-name="P2"><text:span text:style-name="T596">5 º<text:s/></text:span><text:span text:style-name="T597">Program Loading and Execution</text:span></text:p>
      <text:p text:style-name="P2"><text:span text:style-name="T598">*Uma vez que os programs são compilados, ele deve ser carregado na memoria para serem executados</text:span></text:p>
      <text:p text:style-name="P2"><text:span text:style-name="T598">O systema deve providenciar:</text:span></text:p>
      <text:p text:style-name="P2"><text:span text:style-name="T599"><text:tab/>Absolute loaders</text:span></text:p>
      <text:p text:style-name="P2"><text:span text:style-name="T599"><text:tab/>Realocatable loaders</text:span></text:p>
      <text:p text:style-name="P2"><text:span text:style-name="T599"><text:tab/>Linkage editors</text:span></text:p>
      <text:p text:style-name="P2"><text:span text:style-name="T599"><text:tab/>Overlay loaders</text:span></text:p>
      <text:p text:style-name="P2"><text:span text:style-name="T600">*Debbuging systems para linguagens de alto e baixo nivel tambem são necessarios</text:span></text:p>
      <text:p text:style-name="P2"><text:span text:style-name="T600">6 º<text:s/></text:span><text:span text:style-name="T601">Communication</text:span></text:p>
      <text:p text:style-name="P2"><text:span text:style-name="T601">*Esses programas providenciam o mecanismo para:</text:span></text:p>
      <text:p text:style-name="P2"><text:span text:style-name="T601"><text:tab/>*</text:span><text:span text:style-name="T602">Criação de uma conexão virtual entre processos, usuarios, e sistemas de computador</text:span></text:p>
      <text:p text:style-name="P2"><text:span text:style-name="T602"><text:tab/></text:span><text:span text:style-name="T603">*</text:span><text:span text:style-name="T604">Permite o usuario o envio de mensagens para a tela de outra pessoa</text:span></text:p>
      <text:p text:style-name="P2"><text:span text:style-name="T604"><text:tab/></text:span><text:span text:style-name="T605">*</text:span><text:span text:style-name="T606">Navegar entre paginas web</text:span></text:p>
      <text:p text:style-name="P2"><text:span text:style-name="T607"><text:tab/>*</text:span><text:span text:style-name="T608">Envio de mensagens de mail eletronico</text:span></text:p>
      <text:p text:style-name="P2"><text:span text:style-name="T608"><text:tab/></text:span><text:span text:style-name="T609">*</text:span><text:span text:style-name="T610">Logar remotamente ou tranferir arquivos de uma maquina para outra</text:span></text:p>
      <text:p text:style-name="P2"><text:span text:style-name="T610">*Alguns programas que realizam tarefas comumente necessarias são providenciados junto com o<text:s/></text:span><text:span text:style-name="T611">OS</text:span><text:span text:style-name="T612">. Por exemplo um<text:s/></text:span><text:span text:style-name="T613">Web Browser, Text Editor<text:s/></text:span><text:span text:style-name="T614">,</text:span><text:span text:style-name="T615"><text:s/>Spreadsheets</text:span><text:span text:style-name="T616">,<text:s/></text:span><text:span text:style-name="T617">Games</text:span></text:p>
      <text:p text:style-name="P2"><text:span text:style-name="T618">*Cada<text:s/></text:span><text:span text:style-name="T619">OS<text:s/></text:span><text:span text:style-name="T620">providencia programas diferentes mas que preencher os papeis basicos</text:span></text:p>
      <text:p text:style-name="P2"><text:span text:style-name="T620"/></text:p>
      <text:p text:style-name="P2"><text:span text:style-name="T621">Operating System Design and Implementation</text:span></text:p>
      <text:p text:style-name="P2"><text:span text:style-name="T622">Design Gols:</text:span></text:p>
      <text:p text:style-name="P2"><text:span text:style-name="T622">1 * Definir os objetivos e especificações</text:span></text:p>
      <text:p text:style-name="P2"><text:span text:style-name="T622">*Escolha do Hardware</text:span></text:p>
      <text:p text:style-name="P2"><text:span text:style-name="T622">*Tipo do Sistema</text:span></text:p>
      <text:p text:style-name="P2"><text:span text:style-name="T622">*No ponto de vista do usuario o OS precisa ser conveniente para uso, facil de se aprender, confiavel, seguro e rapido</text:span></text:p>
      <text:p text:style-name="P2"><text:span text:style-name="T622">*No ponto de vista do system, o design deve ser facil de entender, uma boa implementação, deve ser flexivel, confiavel, tolerante a erros e eficiente</text:span></text:p>
      <text:p text:style-name="P2"><text:span text:style-name="T622"/></text:p>
      <text:p text:style-name="P2"><text:span text:style-name="T623">Mecanismos e Politicas</text:span></text:p>
      <text:p text:style-name="P2"><text:span text:style-name="T624">*Mecanismos definem como fazer algo</text:span></text:p>
      <text:p text:style-name="P2"><text:span text:style-name="T624">*Politicas definem o que sera feito</text:span></text:p>
      <text:p text:style-name="P2"><text:span text:style-name="T624">*Um principio importante na criação de um OS é a separação do<text:s/></text:span><text:span text:style-name="T625">policy<text:s/></text:span><text:span text:style-name="T626">do<text:s/></text:span><text:span text:style-name="T627">mechanism<text:s/></text:span><text:span text:style-name="T628">. Caso nossas politicas sejam modificadas queros apenas que os mecanismos sigam essas novas politicas, e caso ambos estivem juntos teriamos que modificar nossos mecanismos para essas novas regras</text:span></text:p>
      <text:p text:style-name="P2"><text:span text:style-name="T629"/></text:p>
      <text:p text:style-name="P2"><text:span text:style-name="T629">Build</text:span><text:span text:style-name="T630"/></text:p>
      <text:p text:style-name="P2"><text:span text:style-name="T630"/></text:p>
      <text:p text:style-name="P2"><text:span text:style-name="T630">*Antigamente os OS eram escritos principalmente em linguagem de baixo nivel (Assembly)</text:span></text:p>
      <text:p text:style-name="P2"><text:span text:style-name="T630">*Nos dias atuais a maioria dos OS são escridos em linguagensde alto nivel como o<text:s/></text:span><text:span text:style-name="T631">C</text:span><text:span text:style-name="T632"><text:s/>e<text:s/></text:span><text:span text:style-name="T633">C++</text:span><text:span text:style-name="T634"/></text:p>
      <text:p text:style-name="P2"><text:span text:style-name="T634">Vantagens de escrever com linguagens de alto nivel:</text:span></text:p>
      <text:p text:style-name="P2"><text:span text:style-name="T634">1°O codigos pode ser escrito mais rapido</text:span></text:p>
      <text:p text:style-name="P2"><text:span text:style-name="T634">2°É mais compacto</text:span></text:p>
      <text:p text:style-name="P2"><text:span text:style-name="T634">3ºMais facil de enteder e debugar</text:span></text:p>
      <text:p text:style-name="P2"><text:span text:style-name="T634">4ºÉ mais facil para tranferir de um Hardware para outro Hardware</text:span></text:p>
      <text:p text:style-name="P2"><text:span text:style-name="T634"/></text:p>
      <text:p text:style-name="P2"><text:span text:style-name="T634">Structure of Operating System</text:span></text:p>
      <text:p text:style-name="P2"><text:span text:style-name="T634"/></text:p>
      <text:p text:style-name="P2"><text:span text:style-name="T634">*</text:span></text:p>
      <text:p text:style-name="P2"><text:span text:style-name="T6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